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fo:color="#008080" style:font-name="Monospace" fo:font-size="10.5pt" officeooo:rsid="00107a7d" officeooo:paragraph-rsid="00107a7d" style:font-size-asian="10.5pt" style:font-size-complex="10.5pt"/>
    </style:style>
    <style:style style:name="P2" style:family="paragraph" style:parent-style-name="Standard">
      <style:text-properties fo:color="#ff0000" fo:font-weight="normal" officeooo:rsid="0024d464" officeooo:paragraph-rsid="001401d8" style:font-weight-asian="normal" style:font-weight-complex="normal"/>
    </style:style>
    <style:style style:name="P3" style:family="paragraph" style:parent-style-name="Standard">
      <style:text-properties fo:color="#ff0000" fo:font-weight="normal" officeooo:paragraph-rsid="001401d8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.5pt" style:font-size-asian="10.5pt" style:font-size-complex="10.5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Monospace" fo:font-size="10.5pt" officeooo:rsid="00107a7d" officeooo:paragraph-rsid="00107a7d" style:font-size-asian="10.5pt" style:font-size-complex="10.5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.5pt" officeooo:rsid="00107a7d" officeooo:paragraph-rsid="00107a7d" style:font-size-asian="10.5pt" style:font-size-complex="10.5pt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ext_20_body">
      <style:text-properties fo:color="#008080" style:font-name="Monospace" fo:font-size="10.5pt" style:font-name-asian="Bitstream Charter" style:font-size-asian="10.5pt" style:font-size-complex="10.5pt"/>
    </style:style>
    <style:style style:name="P10" style:family="paragraph" style:parent-style-name="Text_20_body">
      <style:text-properties fo:color="#ff0000" style:font-name="Monospace" fo:font-size="10.5pt" style:font-name-asian="Bitstream Charter" style:font-size-asian="10.5pt" style:font-size-complex="10.5pt"/>
    </style:style>
    <style:style style:name="P11" style:family="paragraph" style:parent-style-name="Text_20_body">
      <style:text-properties fo:color="#ff0000" style:font-name="Monospace" fo:font-size="10.5pt" officeooo:paragraph-rsid="000f5c9c" style:font-name-asian="Bitstream Charter" style:font-size-asian="10.5pt" style:font-size-complex="10.5pt"/>
    </style:style>
    <style:style style:name="P12" style:family="paragraph" style:parent-style-name="Text_20_body">
      <style:text-properties fo:color="#ff0000" style:font-name="Monospace" fo:font-size="10.5pt" officeooo:rsid="00107a7d" officeooo:paragraph-rsid="00107a7d" style:font-size-asian="10.5pt" style:font-size-complex="10.5pt"/>
    </style:style>
    <style:style style:name="P13" style:family="paragraph" style:parent-style-name="Text_20_body">
      <style:text-properties fo:font-size="10.5pt" style:font-size-asian="10.5pt" style:font-size-complex="10.5pt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>
      <style:text-properties fo:font-weight="normal" officeooo:rsid="00156a6b" officeooo:paragraph-rsid="00156a6b" style:font-weight-asian="normal" style:font-weight-complex="normal"/>
    </style:style>
    <style:style style:name="P16" style:family="paragraph" style:parent-style-name="Text_20_body">
      <style:text-properties fo:font-weight="normal" officeooo:rsid="001b56f6" officeooo:paragraph-rsid="001b56f6" style:font-weight-asian="normal" style:font-weight-complex="normal"/>
    </style:style>
    <style:style style:name="P17" style:family="paragraph" style:parent-style-name="Text_20_body">
      <style:text-properties fo:font-weight="normal" officeooo:rsid="001cd524" officeooo:paragraph-rsid="001cd524" style:font-weight-asian="normal" style:font-weight-complex="normal"/>
    </style:style>
    <style:style style:name="P18" style:family="paragraph" style:parent-style-name="Text_20_body">
      <style:paragraph-properties fo:background-color="#ffffff">
        <style:background-image/>
      </style:paragraph-properties>
      <style:text-properties fo:color="#ff0000" style:font-name="Monospace" fo:font-size="10.5pt" officeooo:paragraph-rsid="000f5c9c" fo:background-color="#ffffff" style:font-name-asian="Bitstream Charter" style:font-size-asian="10.5pt" style:font-size-complex="10.5pt"/>
    </style:style>
    <style:style style:name="P19" style:family="paragraph" style:parent-style-name="Heading">
      <style:text-properties fo:font-weight="bold" style:font-weight-asian="bold" style:font-weight-complex="bold"/>
    </style:style>
    <style:style style:name="P20" style:family="paragraph" style:parent-style-name="Heading">
      <style:text-properties fo:color="#000000" style:font-name="Monospace" fo:font-weight="bold" style:font-weight-asian="bold" style:font-weight-complex="bold"/>
    </style:style>
    <style:style style:name="T1" style:family="text">
      <style:text-properties officeooo:rsid="000f5c9c"/>
    </style:style>
    <style:style style:name="T2" style:family="text">
      <style:text-properties fo:color="#008080" style:font-name="Monospace"/>
    </style:style>
    <style:style style:name="T3" style:family="text">
      <style:text-properties fo:color="#008080" style:font-name="Monospace" fo:font-size="10.5pt" style:font-size-asian="10.5pt" style:font-size-complex="10.5pt"/>
    </style:style>
    <style:style style:name="T4" style:family="text">
      <style:text-properties fo:color="#3f7f7f" style:font-name="Monospace"/>
    </style:style>
    <style:style style:name="T5" style:family="text">
      <style:text-properties fo:color="#3f7f7f" style:font-name="Monospace" fo:font-size="10.5pt" style:font-size-asian="10.5pt" style:font-size-complex="10.5pt"/>
    </style:style>
    <style:style style:name="T6" style:family="text">
      <style:text-properties fo:color="#2e3436" style:font-name="Monospace"/>
    </style:style>
    <style:style style:name="T7" style:family="text">
      <style:text-properties fo:color="#2e3436" style:font-name="Monospace" style:text-underline-style="solid" style:text-underline-width="auto" style:text-underline-color="font-color"/>
    </style:style>
    <style:style style:name="T8" style:family="text">
      <style:text-properties fo:color="#3f5fbf" style:font-name="Monospace"/>
    </style:style>
    <style:style style:name="T9" style:family="text">
      <style:text-properties fo:color="#3f5fbf" style:font-name="Monospace" style:text-underline-style="solid" style:text-underline-width="auto" style:text-underline-color="font-color"/>
    </style:style>
    <style:style style:name="T10" style:family="text">
      <style:text-properties style:font-name="Monospace"/>
    </style:style>
    <style:style style:name="T11" style:family="text">
      <style:text-properties fo:color="#7f007f" style:font-name="Monospace"/>
    </style:style>
    <style:style style:name="T12" style:family="text">
      <style:text-properties fo:color="#2a00ff" style:font-name="Monospace" fo:font-style="italic" style:font-style-asian="italic"/>
    </style:style>
    <style:style style:name="T13" style:family="text">
      <style:text-properties fo:color="#808080" style:font-name="Monospace"/>
    </style:style>
    <style:style style:name="T14" style:family="text">
      <style:text-properties fo:color="#3f7f5f" style:font-name="Monospace"/>
    </style:style>
    <style:style style:name="T15" style:family="text">
      <style:text-properties fo:font-style="italic" style:font-style-asian="italic"/>
    </style:style>
    <style:style style:name="T16" style:family="text">
      <style:text-properties fo:color="#ff0000"/>
    </style:style>
    <style:style style:name="T17" style:family="text">
      <style:text-properties fo:color="#ff0000" officeooo:rsid="000f5c9c"/>
    </style:style>
    <style:style style:name="T18" style:family="text">
      <style:text-properties officeooo:rsid="00107a7d"/>
    </style:style>
    <style:style style:name="T19" style:family="text">
      <style:text-properties fo:font-weight="bold" style:font-weight-asian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11bf6e"/>
    </style:style>
    <style:style style:name="T22" style:family="text">
      <style:text-properties officeooo:rsid="0012a4e1"/>
    </style:style>
    <style:style style:name="T23" style:family="text">
      <style:text-properties officeooo:rsid="001401d8"/>
    </style:style>
    <style:style style:name="T24" style:family="text">
      <style:text-properties officeooo:rsid="0024d464"/>
    </style:style>
    <style:style style:name="T25" style:family="text">
      <style:text-properties officeooo:rsid="001a4f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Maven下</text:span>Hibernate, PostgreSQL的配置和使用</text:h>
      <text:p text:style-name="P19">1.pom.xml依赖管理：</text:p>
      <text:p text:style-name="P8"><text:span text:style-name="T2"><text:tab/><text:tab/></text:span><text:span text:style-name="T3">&lt;</text:span><text:span text:style-name="T5">dependency</text:span><text:span text:style-name="T3">&gt;</text:span></text:p>
      <text:p text:style-name="P13"><text:span text:style-name="T6"><text:tab/><text:tab/><text:tab/></text:span><text:span text:style-name="T2">&lt;</text:span><text:span text:style-name="T4">groupId</text:span><text:span text:style-name="T2">&gt;</text:span><text:span text:style-name="T7">postgresql</text:span><text:span text:style-name="T2">&lt;/</text:span><text:span text:style-name="T4">groupId</text:span><text:span text:style-name="T2">&gt;</text:span></text:p>
      <text:p text:style-name="P13"><text:span text:style-name="T6"><text:tab/><text:tab/><text:tab/></text:span><text:span text:style-name="T2">&lt;</text:span><text:span text:style-name="T4">artifactId</text:span><text:span text:style-name="T2">&gt;</text:span><text:span text:style-name="T7">postgresql</text:span><text:span text:style-name="T2">&lt;/</text:span><text:span text:style-name="T4">artifactId</text:span><text:span text:style-name="T2">&gt;</text:span></text:p>
      <text:p text:style-name="P13"><text:span text:style-name="T6"><text:tab/><text:tab/><text:tab/></text:span><text:span text:style-name="T2">&lt;</text:span><text:span text:style-name="T4">version</text:span><text:span text:style-name="T2">&gt;</text:span><text:span text:style-name="T6">9.1-901-1.jdbc4</text:span><text:span text:style-name="T2">&lt;/</text:span><text:span text:style-name="T4">version</text:span><text:span text:style-name="T2">&gt;</text:span></text:p>
      <text:p text:style-name="P13"><text:span text:style-name="T6"><text:tab/><text:tab/></text:span><text:span text:style-name="T2">&lt;/</text:span><text:span text:style-name="T4">dependency</text:span><text:span text:style-name="T2">&gt;</text:span></text:p>
      <text:p text:style-name="P13"><text:span text:style-name="T6"><text:tab/><text:tab/></text:span><text:span text:style-name="T8">&lt;!-- </text:span><text:span text:style-name="T9">Hibernate</text:span><text:span text:style-name="T8"> --&gt;</text:span></text:p>
      <text:p text:style-name="P13"><text:span text:style-name="T6"><text:tab/><text:tab/></text:span><text:span text:style-name="T2">&lt;</text:span><text:span text:style-name="T4">dependency</text:span><text:span text:style-name="T2">&gt;</text:span></text:p>
      <text:p text:style-name="P13"><text:span text:style-name="T6"><text:tab/><text:tab/><text:tab/></text:span><text:span text:style-name="T2">&lt;</text:span><text:span text:style-name="T4">groupId</text:span><text:span text:style-name="T2">&gt;</text:span><text:span text:style-name="T6">org.hibernate</text:span><text:span text:style-name="T2">&lt;/</text:span><text:span text:style-name="T4">groupId</text:span><text:span text:style-name="T2">&gt;</text:span></text:p>
      <text:p text:style-name="P13"><text:span text:style-name="T6"><text:tab/><text:tab/><text:tab/></text:span><text:span text:style-name="T2">&lt;</text:span><text:span text:style-name="T4">artifactId</text:span><text:span text:style-name="T2">&gt;</text:span><text:span text:style-name="T7">hibernate</text:span><text:span text:style-name="T6">-core</text:span><text:span text:style-name="T2">&lt;/</text:span><text:span text:style-name="T4">artifactId</text:span><text:span text:style-name="T2">&gt;</text:span></text:p>
      <text:p text:style-name="P13"><text:span text:style-name="T6"><text:tab/><text:tab/><text:tab/></text:span><text:span text:style-name="T2">&lt;</text:span><text:span text:style-name="T4">version</text:span><text:span text:style-name="T2">&gt;</text:span><text:span text:style-name="T6">5.0.2.Final</text:span><text:span text:style-name="T2">&lt;/</text:span><text:span text:style-name="T4">version</text:span><text:span text:style-name="T2">&gt;</text:span></text:p>
      <text:p text:style-name="P13"><text:span text:style-name="T6"><text:tab/><text:tab/></text:span><text:span text:style-name="T2">&lt;/</text:span><text:span text:style-name="T4">dependency</text:span><text:span text:style-name="T2">&gt;</text:span></text:p>
      <text:p text:style-name="P13"><text:span text:style-name="T6"><text:tab/><text:tab/></text:span><text:span text:style-name="T2">&lt;</text:span><text:span text:style-name="T4">dependency</text:span><text:span text:style-name="T2">&gt;</text:span></text:p>
      <text:p text:style-name="P13"><text:span text:style-name="T6"><text:tab/><text:tab/><text:tab/></text:span><text:span text:style-name="T2">&lt;</text:span><text:span text:style-name="T4">groupId</text:span><text:span text:style-name="T2">&gt;</text:span><text:span text:style-name="T6">org.hibernate.javax.persistence</text:span><text:span text:style-name="T2">&lt;/</text:span><text:span text:style-name="T4">groupId</text:span><text:span text:style-name="T2">&gt;</text:span></text:p>
      <text:p text:style-name="P13"><text:span text:style-name="T6"><text:tab/><text:tab/><text:tab/></text:span><text:span text:style-name="T2">&lt;</text:span><text:span text:style-name="T4">artifactId</text:span><text:span text:style-name="T2">&gt;</text:span><text:span text:style-name="T7">hibernate</text:span><text:span text:style-name="T6">-</text:span><text:span text:style-name="T7">jpa</text:span><text:span text:style-name="T6">-2.0-</text:span><text:span text:style-name="T7">api</text:span><text:span text:style-name="T2">&lt;/</text:span><text:span text:style-name="T4">artifactId</text:span><text:span text:style-name="T2">&gt;</text:span></text:p>
      <text:p text:style-name="P13"><text:span text:style-name="T6"><text:tab/><text:tab/><text:tab/></text:span><text:span text:style-name="T2">&lt;</text:span><text:span text:style-name="T4">version</text:span><text:span text:style-name="T2">&gt;</text:span><text:span text:style-name="T6">1.0.1.Final</text:span><text:span text:style-name="T2">&lt;/</text:span><text:span text:style-name="T4">version</text:span><text:span text:style-name="T2">&gt;</text:span></text:p>
      <text:p text:style-name="P13"><text:span text:style-name="T6"><text:tab/><text:tab/></text:span><text:span text:style-name="T2">&lt;/</text:span><text:span text:style-name="T4">dependency</text:span><text:span text:style-name="T2">&gt;</text:span></text:p>
      <text:p text:style-name="P13"><text:span text:style-name="T6"><text:tab/><text:tab/></text:span><text:span text:style-name="T2">&lt;</text:span><text:span text:style-name="T4">dependency</text:span><text:span text:style-name="T2">&gt;</text:span></text:p>
      <text:p text:style-name="P13"><text:span text:style-name="T6"><text:tab/><text:tab/><text:tab/></text:span><text:span text:style-name="T2">&lt;</text:span><text:span text:style-name="T4">groupId</text:span><text:span text:style-name="T2">&gt;</text:span><text:span text:style-name="T6">org.hibernate</text:span><text:span text:style-name="T2">&lt;/</text:span><text:span text:style-name="T4">groupId</text:span><text:span text:style-name="T2">&gt;</text:span></text:p>
      <text:p text:style-name="P13"><text:span text:style-name="T6"><text:tab/><text:tab/><text:tab/></text:span><text:span text:style-name="T2">&lt;</text:span><text:span text:style-name="T4">artifactId</text:span><text:span text:style-name="T2">&gt;</text:span><text:span text:style-name="T7">hibernate</text:span><text:span text:style-name="T6">-</text:span><text:span text:style-name="T7">entitymanager</text:span><text:span text:style-name="T2">&lt;/</text:span><text:span text:style-name="T4">artifactId</text:span><text:span text:style-name="T2">&gt;</text:span></text:p>
      <text:p text:style-name="P13"><text:span text:style-name="T6"><text:tab/><text:tab/><text:tab/></text:span><text:span text:style-name="T2">&lt;</text:span><text:span text:style-name="T4">version</text:span><text:span text:style-name="T2">&gt;</text:span><text:span text:style-name="T6">5.0.2.Final</text:span><text:span text:style-name="T2">&lt;/</text:span><text:span text:style-name="T4">version</text:span><text:span text:style-name="T2">&gt;</text:span></text:p>
      <text:p text:style-name="P13"><text:span text:style-name="T6"><text:tab/><text:tab/></text:span><text:span text:style-name="T2">&lt;/</text:span><text:span text:style-name="T4">dependency</text:span><text:span text:style-name="T2">&gt;</text:span></text:p>
      <text:p text:style-name="P19">2.Hibernate配置文件hibernate.cfg.xml：</text:p>
      <text:p text:style-name="P9">&lt;?xml version=<text:span text:style-name="T15">"1.0"</text:span> encoding=<text:span text:style-name="T15">"UTF-8"</text:span>?&gt;</text:p>
      <text:p text:style-name="P9">&lt;!DOCTYPE hibernate-configuration PUBLIC</text:p>
      <text:p text:style-name="P9"><text:s text:c="10"/>"-//Hibernate/Hibernate Configuration DTD 3.0//EN"</text:p>
      <text:p text:style-name="P9"><text:s text:c="10"/>"http://www.hibernate.org/dtd/hibernate-configuration-3.0.dtd"&gt;</text:p>
      <text:p text:style-name="P9">&lt;hibernate-configuration&gt;</text:p>
      <text:p text:style-name="P9"><text:tab/>&lt;session-factory&gt;</text:p>
      <text:p text:style-name="P18"><text:tab/><text:tab/>//是否在控制台打印<text:span text:style-name="T1">SQL语句</text:span></text:p>
      <text:p text:style-name="P9"><text:tab/><text:tab/>&lt;property name=<text:span text:style-name="T15">"show_sql"</text:span>&gt;true&lt;/property&gt;</text:p>
      <text:p text:style-name="P9"><text:tab/><text:tab/>&lt;property name=<text:span text:style-name="T15">"connection.profile"</text:span>&gt;<text:span text:style-name="T25">postgresql</text:span>&lt;/property&gt;</text:p>
      <text:p text:style-name="P11"><text:tab/><text:tab/>//连接数据库的<text:span text:style-name="T1">URL地址</text:span></text:p>
      <text:p text:style-name="P9"><text:tab/><text:tab/>&lt;property name=<text:span text:style-name="T15">"connection.url"</text:span>&gt;</text:p>
      <text:p text:style-name="P9"><text:tab/><text:tab/><text:tab/>jdbc:postgresql://127.0.0.1:5432/kf01db</text:p>
      <text:p text:style-name="P9"><text:tab/><text:tab/>&lt;/property&gt;</text:p>
      <text:p text:style-name="P10"><text:soft-page-break/><text:tab/><text:tab/>//数据库用户名<text:span text:style-name="T1">，密码</text:span></text:p>
      <text:p text:style-name="P9"><text:tab/><text:tab/>&lt;property name=<text:span text:style-name="T15">"connection.username"</text:span>&gt;username&lt;/property&gt;</text:p>
      <text:p text:style-name="P9"><text:tab/><text:tab/>&lt;property name=<text:span text:style-name="T15">"connection.password"</text:span>&gt;password&lt;/property&gt;</text:p>
      <text:p text:style-name="P9"><text:tab/><text:tab/><text:span text:style-name="T16">//数据库驱动</text:span></text:p>
      <text:p text:style-name="P9"><text:tab/><text:tab/>&lt;property name=<text:span text:style-name="T15">"connection.driver_class"</text:span>&gt;</text:p>
      <text:p text:style-name="P9"><text:tab/><text:tab/><text:tab/>org.postgresql.Driver</text:p>
      <text:p text:style-name="P9"><text:tab/><text:tab/>&lt;/property&gt;</text:p>
      <text:p text:style-name="P9"><text:tab/><text:tab/><text:span text:style-name="T16">//设置数据库连接使用的方言</text:span><text:span text:style-name="T17">？</text:span></text:p>
      <text:p text:style-name="P9"><text:tab/><text:tab/>&lt;property name=<text:span text:style-name="T15">"dialect"</text:span>&gt;</text:p>
      <text:p text:style-name="P9"><text:tab/><text:tab/><text:tab/>org.hibernate.dialect.PostgreSQLDialect</text:p>
      <text:p text:style-name="P9"><text:tab/><text:tab/>&lt;/property&gt;</text:p>
      <text:p text:style-name="P9"><text:tab/><text:tab/>&lt;mapping resource=<text:span text:style-name="T15">"org/kf01/test/robot/Users.hbm.xml"</text:span> /&gt;</text:p>
      <text:p text:style-name="P9"><text:tab/>&lt;/session-factory&gt;</text:p>
      <text:p text:style-name="P9">&lt;/hibernate-configuration&gt;</text:p>
      <text:p text:style-name="P19">3.Hibernate映射*.hbm.xml(手动配置，也可以使用注解）<text:span text:style-name="T18">：</text:span></text:p>
      <text:p text:style-name="P4"><text:span text:style-name="T2">&lt;?</text:span><text:span text:style-name="T4">xml</text:span><text:span text:style-name="T10"> </text:span><text:span text:style-name="T11">version</text:span><text:span text:style-name="T6">=</text:span><text:span text:style-name="T12">"1.0"</text:span><text:span text:style-name="T10"> </text:span><text:span text:style-name="T11">encoding</text:span><text:span text:style-name="T6">=</text:span><text:span text:style-name="T12">"UTF-8"</text:span><text:span text:style-name="T2">?&gt;</text:span></text:p>
      <text:p text:style-name="P4"><text:span text:style-name="T2">&lt;!</text:span><text:span text:style-name="T4">DOCTYPE</text:span><text:span text:style-name="T10"> </text:span><text:span text:style-name="T2">hibernate-mapping</text:span><text:span text:style-name="T10"> </text:span><text:span text:style-name="T13">PUBLIC</text:span><text:span text:style-name="T10"> </text:span><text:span text:style-name="T2">"-//Hibernate/Hibernate Mapping DTD 3.0//EN"</text:span></text:p>
      <text:p text:style-name="P4"><text:span text:style-name="T14">"http://hibernate.sourceforge.net/hibernate-mapping-3.0.dtd"</text:span><text:span text:style-name="T2">&gt;</text:span></text:p>
      <text:p text:style-name="P4"><text:span text:style-name="T2">&lt;</text:span><text:span text:style-name="T4">hibernate-mapping</text:span><text:span text:style-name="T2">&gt;</text:span></text:p>
      <text:p text:style-name="P4"><text:span text:style-name="T2">&lt;</text:span><text:span text:style-name="T4">class</text:span><text:span text:style-name="T10"> </text:span><text:span text:style-name="T11">name</text:span><text:span text:style-name="T6">=</text:span><text:span text:style-name="T12">"org.kf01.test.robot.Users"</text:span><text:span text:style-name="T10"> </text:span><text:span text:style-name="T11">table</text:span><text:span text:style-name="T6">=</text:span><text:span text:style-name="T12">"users"</text:span><text:span text:style-name="T10"> </text:span><text:span text:style-name="T11">catalog</text:span><text:span text:style-name="T6">=</text:span><text:span text:style-name="T12">"kf01db"</text:span><text:span text:style-name="T2">&gt;</text:span><text:span text:style-name="T6"> <text:s text:c="4"/></text:span></text:p>
      <text:p text:style-name="P4"><text:span text:style-name="T6"><text:s text:c="5"/></text:span><text:span text:style-name="T2">&lt;</text:span><text:span text:style-name="T4">id</text:span><text:span text:style-name="T10"> </text:span><text:span text:style-name="T11">name</text:span><text:span text:style-name="T6">=</text:span><text:span text:style-name="T12">"id"</text:span><text:span text:style-name="T10"> </text:span><text:span text:style-name="T11">type</text:span><text:span text:style-name="T6">=</text:span><text:span text:style-name="T12">"java.lang.Integer"</text:span><text:span text:style-name="T2">&gt;</text:span></text:p>
      <text:p text:style-name="P4"><text:span text:style-name="T6"><text:s text:c="9"/></text:span><text:span text:style-name="T2">&lt;</text:span><text:span text:style-name="T4">column</text:span><text:span text:style-name="T10"> </text:span><text:span text:style-name="T11">name</text:span><text:span text:style-name="T6">=</text:span><text:span text:style-name="T12">"id"</text:span><text:span text:style-name="T10"> </text:span><text:span text:style-name="T2">/&gt;</text:span></text:p>
      <text:p text:style-name="P4"><text:span text:style-name="T6"><text:s text:c="9"/></text:span><text:span text:style-name="T2">&lt;</text:span><text:span text:style-name="T4">generator</text:span><text:span text:style-name="T10"> </text:span><text:span text:style-name="T11">class</text:span><text:span text:style-name="T6">=</text:span><text:span text:style-name="T12">"sequence"</text:span><text:span text:style-name="T2">&gt;</text:span></text:p>
      <text:p text:style-name="P4"><text:span text:style-name="T6"><text:s text:c="9"/><text:tab/><text:tab/></text:span><text:span text:style-name="T2">&lt;</text:span><text:span text:style-name="T4">param</text:span><text:span text:style-name="T10"> </text:span><text:span text:style-name="T11">name</text:span><text:span text:style-name="T6">=</text:span><text:span text:style-name="T12">"sequence"</text:span><text:span text:style-name="T2">&gt;</text:span><text:span text:style-name="T6">hibernate_sequence</text:span><text:span text:style-name="T2">&lt;/</text:span><text:span text:style-name="T4">param</text:span><text:span text:style-name="T2">&gt;</text:span></text:p>
      <text:p text:style-name="P4"><text:span text:style-name="T6"><text:s text:c="9"/></text:span><text:span text:style-name="T2">&lt;/</text:span><text:span text:style-name="T4">generator</text:span><text:span text:style-name="T2">&gt;</text:span></text:p>
      <text:p text:style-name="P4"><text:span text:style-name="T6"><text:s text:c="5"/></text:span><text:span text:style-name="T2">&lt;/</text:span><text:span text:style-name="T4">id</text:span><text:span text:style-name="T2">&gt;</text:span></text:p>
      <text:p text:style-name="P4"><text:span text:style-name="T6"><text:s text:c="5"/></text:span><text:span text:style-name="T2">&lt;</text:span><text:span text:style-name="T4">property</text:span><text:span text:style-name="T10"> </text:span><text:span text:style-name="T11">name</text:span><text:span text:style-name="T6">=</text:span><text:span text:style-name="T12">"loginName"</text:span><text:span text:style-name="T10"> </text:span><text:span text:style-name="T11">type</text:span><text:span text:style-name="T6">=</text:span><text:span text:style-name="T12">"java.lang.String"</text:span><text:span text:style-name="T2">&gt;</text:span></text:p>
      <text:p text:style-name="P4"><text:span text:style-name="T6"><text:s text:c="9"/></text:span><text:span text:style-name="T2">&lt;</text:span><text:span text:style-name="T4">column</text:span><text:span text:style-name="T10"> </text:span><text:span text:style-name="T11">name</text:span><text:span text:style-name="T6">=</text:span><text:span text:style-name="T12">"loginname"</text:span><text:span text:style-name="T10"> </text:span><text:span text:style-name="T11">length</text:span><text:span text:style-name="T6">=</text:span><text:span text:style-name="T12">"50"</text:span><text:span text:style-name="T10"> </text:span><text:span text:style-name="T2">/&gt;</text:span></text:p>
      <text:p text:style-name="P4"><text:span text:style-name="T6"><text:s text:c="5"/></text:span><text:span text:style-name="T2">&lt;/</text:span><text:span text:style-name="T4">property</text:span><text:span text:style-name="T2">&gt;</text:span></text:p>
      <text:p text:style-name="P4"><text:span text:style-name="T6"><text:s text:c="5"/></text:span><text:span text:style-name="T2">&lt;</text:span><text:span text:style-name="T4">property</text:span><text:span text:style-name="T10"> </text:span><text:span text:style-name="T11">name</text:span><text:span text:style-name="T6">=</text:span><text:span text:style-name="T12">"loginPwd"</text:span><text:span text:style-name="T10"> </text:span><text:span text:style-name="T11">type</text:span><text:span text:style-name="T6">=</text:span><text:span text:style-name="T12">"java.lang.String"</text:span><text:span text:style-name="T2">&gt;</text:span></text:p>
      <text:p text:style-name="P4"><text:span text:style-name="T6"><text:s text:c="9"/></text:span><text:span text:style-name="T2">&lt;</text:span><text:span text:style-name="T4">column</text:span><text:span text:style-name="T10"> </text:span><text:span text:style-name="T11">name</text:span><text:span text:style-name="T6">=</text:span><text:span text:style-name="T12">"loginpwd"</text:span><text:span text:style-name="T10"> </text:span><text:span text:style-name="T11">length</text:span><text:span text:style-name="T6">=</text:span><text:span text:style-name="T12">"16"</text:span><text:span text:style-name="T10"> </text:span><text:span text:style-name="T2">/&gt;</text:span></text:p>
      <text:p text:style-name="P4"><text:span text:style-name="T6"><text:s text:c="5"/></text:span><text:span text:style-name="T2">&lt;/</text:span><text:span text:style-name="T4">property</text:span><text:span text:style-name="T2">&gt;</text:span></text:p>
      <text:p text:style-name="P4"><text:span text:style-name="T6"><text:s text:c="5"/></text:span><text:span text:style-name="T2">&lt;</text:span><text:span text:style-name="T4">property</text:span><text:span text:style-name="T10"> </text:span><text:span text:style-name="T11">name</text:span><text:span text:style-name="T6">=</text:span><text:span text:style-name="T12">"name"</text:span><text:span text:style-name="T10"> </text:span><text:span text:style-name="T11">type</text:span><text:span text:style-name="T6">=</text:span><text:span text:style-name="T12">"java.lang.String"</text:span><text:span text:style-name="T2">&gt;</text:span></text:p>
      <text:p text:style-name="P4"><text:span text:style-name="T6"><text:s text:c="9"/></text:span><text:span text:style-name="T2">&lt;</text:span><text:span text:style-name="T4">column</text:span><text:span text:style-name="T10"> </text:span><text:span text:style-name="T11">name</text:span><text:span text:style-name="T6">=</text:span><text:span text:style-name="T12">"name"</text:span><text:span text:style-name="T10"> </text:span><text:span text:style-name="T11">length</text:span><text:span text:style-name="T6">=</text:span><text:span text:style-name="T12">"16"</text:span><text:span text:style-name="T10"> </text:span><text:span text:style-name="T2">/&gt;</text:span></text:p>
      <text:p text:style-name="P4"><text:span text:style-name="T6"><text:s text:c="5"/></text:span><text:span text:style-name="T2">&lt;/</text:span><text:span text:style-name="T4">property</text:span><text:span text:style-name="T2">&gt;</text:span></text:p>
      <text:p text:style-name="P4"><text:span text:style-name="T6"><text:s text:c="5"/></text:span><text:span text:style-name="T2">&lt;</text:span><text:span text:style-name="T4">property</text:span><text:span text:style-name="T10"> </text:span><text:span text:style-name="T11">name</text:span><text:span text:style-name="T6">=</text:span><text:span text:style-name="T12">"address"</text:span><text:span text:style-name="T10"> </text:span><text:span text:style-name="T11">type</text:span><text:span text:style-name="T6">=</text:span><text:span text:style-name="T12">"java.lang.String"</text:span><text:span text:style-name="T2">&gt;</text:span></text:p>
      <text:p text:style-name="P4"><text:span text:style-name="T6"><text:s text:c="9"/></text:span><text:span text:style-name="T2">&lt;</text:span><text:span text:style-name="T4">column</text:span><text:span text:style-name="T10"> </text:span><text:span text:style-name="T11">name</text:span><text:span text:style-name="T6">=</text:span><text:span text:style-name="T12">"address"</text:span><text:span text:style-name="T10"> </text:span><text:span text:style-name="T11">length</text:span><text:span text:style-name="T6">=</text:span><text:span text:style-name="T12">"16"</text:span><text:span text:style-name="T10"> </text:span><text:span text:style-name="T2">/&gt;</text:span></text:p>
      <text:p text:style-name="P4"><text:span text:style-name="T6"><text:s text:c="5"/></text:span><text:span text:style-name="T2">&lt;/</text:span><text:span text:style-name="T4">property</text:span><text:span text:style-name="T2">&gt;</text:span></text:p>
      <text:p text:style-name="P4"><text:span text:style-name="T6"><text:s text:c="5"/></text:span><text:span text:style-name="T2">&lt;</text:span><text:span text:style-name="T4">property</text:span><text:span text:style-name="T10"> </text:span><text:span text:style-name="T11">name</text:span><text:span text:style-name="T6">=</text:span><text:span text:style-name="T12">"phone"</text:span><text:span text:style-name="T10"> </text:span><text:span text:style-name="T11">type</text:span><text:span text:style-name="T6">=</text:span><text:span text:style-name="T12">"java.lang.String"</text:span><text:span text:style-name="T2">&gt;</text:span></text:p>
      <text:p text:style-name="P4"><text:span text:style-name="T6"><text:s text:c="9"/></text:span><text:span text:style-name="T2">&lt;</text:span><text:span text:style-name="T4">column</text:span><text:span text:style-name="T10"> </text:span><text:span text:style-name="T11">name</text:span><text:span text:style-name="T6">=</text:span><text:span text:style-name="T12">"phone"</text:span><text:span text:style-name="T10"> </text:span><text:span text:style-name="T11">length</text:span><text:span text:style-name="T6">=</text:span><text:span text:style-name="T12">"11"</text:span><text:span text:style-name="T10"> </text:span><text:span text:style-name="T2">/&gt;</text:span></text:p>
      <text:p text:style-name="P4"><text:span text:style-name="T6"><text:s text:c="5"/></text:span><text:span text:style-name="T2">&lt;/</text:span><text:span text:style-name="T4">property</text:span><text:span text:style-name="T2">&gt;</text:span></text:p>
      <text:p text:style-name="P4"><text:span text:style-name="T6"><text:s text:c="5"/></text:span><text:span text:style-name="T2">&lt;</text:span><text:span text:style-name="T4">property</text:span><text:span text:style-name="T10"> </text:span><text:span text:style-name="T11">name</text:span><text:span text:style-name="T6">=</text:span><text:span text:style-name="T12">"mail"</text:span><text:span text:style-name="T10"> </text:span><text:span text:style-name="T11">type</text:span><text:span text:style-name="T6">=</text:span><text:span text:style-name="T12">"java.lang.String"</text:span><text:span text:style-name="T2">&gt;</text:span></text:p>
      <text:p text:style-name="P4"><text:span text:style-name="T6"><text:s text:c="9"/></text:span><text:span text:style-name="T2">&lt;</text:span><text:span text:style-name="T4">column</text:span><text:span text:style-name="T10"> </text:span><text:span text:style-name="T11">name</text:span><text:span text:style-name="T6">=</text:span><text:span text:style-name="T12">"mail"</text:span><text:span text:style-name="T10"> </text:span><text:span text:style-name="T11">length</text:span><text:span text:style-name="T6">=</text:span><text:span text:style-name="T12">"16"</text:span><text:span text:style-name="T10"> </text:span><text:span text:style-name="T2">/&gt;</text:span></text:p>
      <text:p text:style-name="P4"><text:span text:style-name="T6"><text:s text:c="5"/></text:span><text:span text:style-name="T2">&lt;/</text:span><text:span text:style-name="T4">property</text:span><text:span text:style-name="T2">&gt;</text:span><text:span text:style-name="T6"> <text:s text:c="4"/></text:span></text:p>
      <text:p text:style-name="P4"><text:span text:style-name="T6"><text:s/></text:span><text:span text:style-name="T2">&lt;/</text:span><text:span text:style-name="T4">class</text:span><text:span text:style-name="T2">&gt;</text:span></text:p>
      <text:p text:style-name="P4"><text:span text:style-name="T2">&lt;/</text:span><text:span text:style-name="T4">hibernate-mapping</text:span><text:span text:style-name="T2">&gt;</text:span></text:p>
      <text:p text:style-name="P7"><text:soft-page-break/>注意：&lt;id&gt;元素的子元素&lt;generator&gt;是一个Java类名，用来为持久化类的实例生成唯一的标识映射数据库中的主键字段。通过设置&lt;generator&gt;的属性来设置主键的生成策略，PostgreSQL要使用sequence属性需要在建表前创建hibernate_sequence。</text:p>
      <text:p text:style-name="P6"/>
      <text:p text:style-name="P12">CREATE SEQUENCE hibernate_sequence; </text:p>
      <text:p text:style-name="P12">CREATE TABLE users(id integer NOT NULL DEFAULT nextval('hibernate_sequence') primary key, loginname varchar(50), loginpwd varchar(16), name varchar(16), adress varchar(16), phone varchar(11), mail varchar(16));</text:p>
      <text:p text:style-name="P20">4.测试</text:p>
      <text:p text:style-name="P1"><text:span text:style-name="T19">public</text:span> <text:span text:style-name="T19">static</text:span> <text:span text:style-name="T19">void</text:span> main(String[] args) {</text:p>
      <text:p text:style-name="P5"/>
      <text:p text:style-name="P5"><text:tab/><text:tab/>Configuration cf = <text:span text:style-name="T19">new</text:span> Configuration().configure();</text:p>
      <text:p text:style-name="P5"><text:tab/><text:tab/>SessionFactory sf = cf.buildSessionFactory();</text:p>
      <text:p text:style-name="P5"><text:tab/><text:tab/>Session s = sf.openSession();</text:p>
      <text:p text:style-name="P5"><text:tab/><text:tab/>Users user = <text:span text:style-name="T19">new</text:span> Users();</text:p>
      <text:p text:style-name="P5"><text:tab/><text:tab/>user.setLoginName("zhangsan");</text:p>
      <text:p text:style-name="P5"><text:tab/><text:tab/>user.setLoginPwd("123456");</text:p>
      <text:p text:style-name="P5"><text:tab/><text:tab/>user.setName("张三");</text:p>
      <text:p text:style-name="P5"><text:tab/><text:tab/>user.setAddress("江苏南京");</text:p>
      <text:p text:style-name="P5"><text:tab/><text:tab/>user.setPhone("02512345678");</text:p>
      <text:p text:style-name="P5"><text:tab/><text:tab/>user.setMail("123@qq.com");</text:p>
      <text:p text:style-name="P5"><text:tab/><text:tab/>Transaction tx = s.beginTransaction();</text:p>
      <text:p text:style-name="P5"><text:tab/><text:tab/>s.persist(user);</text:p>
      <text:p text:style-name="P5"><text:tab/><text:tab/><text:span text:style-name="T20">tx</text:span>.commit();</text:p>
      <text:p text:style-name="P5"><text:tab/>}</text:p>
      <text:p text:style-name="P19">5.问题：</text:p>
      <text:p text:style-name="Text_20_body">【1】编写delete操作出现无法删除数据的问题，原因：没有使用事务<text:span text:style-name="T21">Transaction。</text:span></text:p>
      <text:p text:style-name="Text_20_body">【2】编写select操作返回实体对象时没有数据，原因：使用<text:span text:style-name="T22">load()</text:span>方法加载持久化对象时，关闭了session,返回的是为初始化的代理（代理不会从数据库中抓取对象的数据，直到调用代理的某个方法时才会访问数据库）。</text:p>
      <text:p text:style-name="Text_20_body"/>
      <text:p text:style-name="P19">6.Hibernate 实体关联映射：</text:p>
      <text:p text:style-name="P14">多对一单向关联<text:span text:style-name="T23">：</text:span></text:p>
      <text:p text:style-name="P15">tab_product: id, name, price, factroyId;</text:p>
      <text:p text:style-name="P15">tab_factory: factory_id, name;</text:p>
      <text:p text:style-name="P14">多对一双向关联<text:span text:style-name="T23">：</text:span></text:p>
      <text:p text:style-name="P17"/>
      <text:p text:style-name="P14">一对一主键关联<text:span text:style-name="T23">：</text:span></text:p>
      <text:p text:style-name="P3">tab_people : id, name;</text:p>
      <text:p text:style-name="P3">tab_<text:span text:style-name="T24">IdCard: id, cardCode;</text:span></text:p>
      <text:p text:style-name="P14">一对一外键关联<text:span text:style-name="T23">：</text:span></text:p>
      <text:p text:style-name="P16"/>
      <text:p text:style-name="P2">tab_people: id, name, card_id;</text:p>
      <text:p text:style-name="P2">tab_IdCard:card_id, cardCode;</text:p>
      <text:p text:style-name="P14"><text:soft-page-break/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6:36:59.072761800</meta:creation-date>
    <dc:date>2016-09-27T16:31:40.569573951</dc:date>
    <meta:editing-duration>PT8H34M1S</meta:editing-duration>
    <meta:editing-cycles>11</meta:editing-cycles>
    <meta:generator>LibreOffice/4.3.7.2$Linux_X86_64 LibreOffice_project/430$Build-2</meta:generator>
    <meta:document-statistic meta:table-count="0" meta:image-count="0" meta:object-count="0" meta:page-count="4" meta:paragraph-count="116" meta:word-count="576" meta:character-count="4033" meta:non-whitespace-character-count="3588"/>
  </office:meta>
</office:document-meta>
</file>